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6.40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1.79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3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319cm"/>
    </style:style>
    <style:style style:name="gr9" style:family="graphic" style:parent-style-name="standard">
      <style:graphic-properties draw:stroke="none" svg:stroke-color="#000000" draw:fill="none" draw:fill-color="#ffffff" fo:min-height="0.34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4.854cm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749cm" fo:min-width="6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6.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6.5cm"/>
    </style:style>
    <style:style style:name="gr18" style:family="graphic" style:parent-style-name="standard">
      <style:graphic-properties draw:stroke="none" svg:stroke-color="#000000" draw:fill="none" draw:fill-color="#ffffff" fo:min-height="0.4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6.4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6.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2pt" style:font-size-asian="8pt" style:font-size-complex="8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-color="#ffffff"/>
      <style:paragraph-properties fo:text-align="center"/>
      <style:text-properties fo:font-size="12pt" style:font-size-asian="6pt" style:font-size-complex="6pt"/>
    </style:style>
    <style:style style:name="P11" style:family="paragraph">
      <loext:graphic-properties draw:fill="none" draw:fill-color="#ffffff"/>
      <style:text-properties fo:font-size="24pt"/>
    </style:style>
    <style:style style:name="P12" style:family="paragraph">
      <loext:graphic-properties draw:fill-color="#ffffff"/>
      <style:paragraph-properties fo:text-align="center"/>
      <style:text-properties fo:font-size="12pt" style:font-size-asian="7pt" style:font-size-complex="7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12pt" style:font-size-asian="8pt" style:font-size-complex="8pt"/>
    </style:style>
    <style:style style:name="T2" style:family="text">
      <style:text-properties fo:font-size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6pt" style:font-size-complex="6pt"/>
    </style:style>
    <style:style style:name="T6" style:family="text">
      <style:text-properties fo:font-size="24pt"/>
    </style:style>
    <style:style style:name="T7" style:family="text">
      <style:text-properties fo:font-size="12pt" style:font-size-asian="7pt" style:font-size-complex="7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cm" svg:height="1cm" svg:x="7cm" svg:y="7cm">
          <text:p text:style-name="P1"><text:span text:style-name="T1">Recoit le signal BMS en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7cm" svg:y="11cm">
          <text:p text:style-name="P1"><text:span text:style-name="T1">Reçoit une erreu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7cm" svg:height="1cm" svg:x="7cm" svg:y="16cm">
          <text:p text:style-name="P1"><text:span text:style-name="T1">Active la précharge du contacteur principal +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7cm" svg:height="1cm" svg:x="7cm" svg:y="20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7cm" svg:height="1cm" svg:x="7cm" svg:y="18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9" draw:id="id9" draw:layer="layout" svg:width="3cm" svg:height="1cm" svg:x="15cm" svg:y="11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2" xml:id="id7" draw:id="id7" draw:layer="layout" svg:width="7cm" svg:height="2.001cm" svg:x="7cm" svg:y="22cm">
          <text:p text:style-name="P1"><text:span text:style-name="T1">Courant &gt; limi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0" draw:id="id10" draw:layer="layout" svg:width="3cm" svg:height="1cm" svg:x="15cm" svg:y="22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8" draw:id="id8" draw:layer="layout" svg:width="7cm" svg:height="1cm" svg:x="7cm" svg:y="25cm">
          <text:p text:style-name="P1"><text:span text:style-name="T1">Enclenche le contacteur principal 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7cm" svg:height="1cm" svg:x="7cm" svg:y="14cm">
          <text:p text:style-name="P1"><text:span text:style-name="T1">Enclenche le contacteur principal -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8cm" svg:x2="10.5cm" svg:y2="9cm" draw:start-shape="id1" draw:start-glue-point="2" svg:d="M10500 8000v1000" svg:viewBox="0 0 1 1001">
          <text:p/>
        </draw:connector>
        <draw:connector draw:style-name="gr6" draw:text-style-name="P4" draw:layer="layout" svg:x1="10.5cm" svg:y1="10cm" svg:x2="10.5cm" svg:y2="11cm" draw:end-shape="id2" draw:end-glue-point="4" svg:d="M10500 10000v1000" svg:viewBox="0 0 1 1001">
          <text:p/>
        </draw:connector>
        <draw:connector draw:style-name="gr6" draw:text-style-name="P4" draw:layer="layout" svg:x1="10.5cm" svg:y1="13cm" svg:x2="10.5cm" svg:y2="14cm" draw:start-shape="id2" draw:start-glue-point="6" svg:d="M10500 13000v1000" svg:viewBox="0 0 1 1001">
          <text:p/>
        </draw:connector>
        <draw:connector draw:style-name="gr6" draw:text-style-name="P4" draw:layer="layout" svg:x1="10.5cm" svg:y1="15cm" svg:x2="10.5cm" svg:y2="16cm" draw:start-shape="id3" draw:start-glue-point="2" draw:end-shape="id4" draw:end-glue-point="0" svg:d="M10500 15000v1000" svg:viewBox="0 0 1 1001">
          <text:p/>
        </draw:connector>
        <draw:connector draw:style-name="gr6" draw:text-style-name="P4" draw:layer="layout" svg:x1="10.5cm" svg:y1="17cm" svg:x2="10.5cm" svg:y2="18cm" draw:start-shape="id4" draw:start-glue-point="2" draw:end-shape="id5" draw:end-glue-point="0" svg:d="M10500 17000v1000" svg:viewBox="0 0 1 1001">
          <text:p/>
        </draw:connector>
        <draw:connector draw:style-name="gr6" draw:text-style-name="P4" draw:layer="layout" svg:x1="10.5cm" svg:y1="19cm" svg:x2="10.5cm" svg:y2="20cm" draw:start-shape="id5" draw:start-glue-point="2" draw:end-shape="id6" draw:end-glue-point="0" svg:d="M10500 19000v1000" svg:viewBox="0 0 1 1001">
          <text:p/>
        </draw:connector>
        <draw:connector draw:style-name="gr6" draw:text-style-name="P4" draw:layer="layout" svg:x1="10.5cm" svg:y1="21cm" svg:x2="10.5cm" svg:y2="22cm" draw:start-shape="id6" draw:start-glue-point="2" draw:end-shape="id7" draw:end-glue-point="4" svg:d="M10500 21000v1000" svg:viewBox="0 0 1 1001">
          <text:p/>
        </draw:connector>
        <draw:connector draw:style-name="gr6" draw:text-style-name="P4" draw:layer="layout" svg:x1="10.5cm" svg:y1="24.001cm" svg:x2="10.5cm" svg:y2="25cm" draw:start-shape="id7" draw:start-glue-point="6" draw:end-shape="id8" draw:end-glue-point="0" svg:d="M10500 24001v999" svg:viewBox="0 0 1 1000">
          <text:p/>
        </draw:connector>
        <draw:connector draw:style-name="gr6" draw:text-style-name="P4" draw:layer="layout" svg:x1="14cm" svg:y1="12cm" svg:x2="15cm" svg:y2="12cm" draw:start-shape="id2" draw:start-glue-point="7" draw:end-shape="id9" draw:end-glue-point="3" svg:d="M14000 12000h1000" svg:viewBox="0 0 1001 1">
          <text:p/>
        </draw:connector>
        <draw:connector draw:style-name="gr6" draw:text-style-name="P4" draw:layer="layout" svg:x1="14cm" svg:y1="23.001cm" svg:x2="15cm" svg:y2="23cm" draw:start-shape="id7" draw:start-glue-point="7" draw:end-shape="id10" draw:end-glue-point="3" svg:d="M14000 23001h501v-1h499" svg:viewBox="0 0 1001 2">
          <text:p/>
        </draw:connector>
        <draw:frame draw:style-name="gr7" draw:text-style-name="P5" draw:layer="layout" svg:width="7.1cm" svg:height="0.962cm" svg:x="7.1cm" svg:y="1.038cm">
          <draw:text-box>
            <text:p><text:span text:style-name="T3">Mise en marche</text:span></text:p>
          </draw:text-box>
        </draw:frame>
        <draw:frame draw:style-name="gr8" draw:text-style-name="P6" draw:layer="layout" svg:width="1.5cm" svg:height="0.569cm" svg:x="13.7cm" svg:y="10.831cm">
          <draw:text-box>
            <text:p><text:span text:style-name="T1">Oui</text:span></text:p>
          </draw:text-box>
        </draw:frame>
        <draw:frame draw:style-name="gr9" draw:text-style-name="P6" draw:layer="layout" svg:width="1.5cm" svg:height="0.599cm" svg:x="10.5cm" svg:y="13.101cm">
          <draw:text-box>
            <text:p><text:span text:style-name="T1">Non</text:span></text:p>
          </draw:text-box>
        </draw:frame>
        <draw:frame draw:style-name="gr9" draw:text-style-name="P6" draw:layer="layout" svg:width="1.5cm" svg:height="0.599cm" svg:x="10.4cm" svg:y="24.102cm">
          <draw:text-box>
            <text:p><text:span text:style-name="T1">Non</text:span></text:p>
          </draw:text-box>
        </draw:frame>
        <draw:frame draw:style-name="gr8" draw:text-style-name="P6" draw:layer="layout" svg:width="1.3cm" svg:height="0.569cm" svg:x="13.7cm" svg:y="22.1cm">
          <draw:text-box>
            <text:p><text:span text:style-name="T1">Oui</text:span></text:p>
          </draw:text-box>
        </draw:frame>
        <draw:custom-shape draw:style-name="gr1" draw:text-style-name="P7" draw:layer="layout" svg:width="7cm" svg:height="1cm" svg:x="7cm" svg:y="3cm">
          <text:p text:style-name="P1"><text:span text:style-name="T4">Initialisation des périphérique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3.991cm" svg:x2="10.5cm" svg:y2="5cm" draw:end-shape="id11" draw:end-glue-point="0" svg:d="M10500 3991v1009" svg:viewBox="0 0 1 1010">
          <text:p/>
        </draw:connector>
        <draw:custom-shape draw:style-name="gr10" draw:text-style-name="P3" draw:layer="layout" svg:width="7cm" svg:height="1cm" svg:x="7cm" svg:y="9.001cm">
          <text:p text:style-name="P1"><text:span text:style-name="T1">Initialisation des modules esclav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8cm" svg:y1="23cm" svg:x2="10.5cm" svg:y2="6.5cm" draw:start-shape="id10" draw:start-glue-point="1" draw:end-shape="id12" draw:end-glue-point="0" svg:d="M18000 23000h502v-16500h-8002" svg:viewBox="0 0 8003 16501">
          <text:p/>
        </draw:connector>
        <draw:custom-shape draw:style-name="gr1" draw:text-style-name="P2" xml:id="id11" draw:id="id11" draw:layer="layout" svg:width="7cm" svg:height="1cm" svg:x="7cm" svg:y="5cm">
          <text:p text:style-name="P1"><text:span text:style-name="T1">Active les ventilateurs</text:span></text:p>
          <draw:enhanced-geometry svg:viewBox="0 0 21600 21600" draw:type="rectangle" draw:enhanced-path="M 0 0 L 21600 0 21600 21600 0 21600 0 0 Z N"/>
        </draw:custom-shape>
        <draw:connector draw:style-name="gr6" draw:text-style-name="P4" xml:id="id12" draw:id="id12" draw:layer="layout" svg:x1="10.5cm" svg:y1="6cm" svg:x2="10.5cm" svg:y2="7cm" draw:start-shape="id11" draw:start-glue-point="2" draw:end-shape="id1" draw:end-glue-point="0" svg:d="M10500 6000v1000" svg:viewBox="0 0 1 1001">
          <text:p/>
        </draw:connector>
        <draw:connector draw:style-name="gr11" draw:text-style-name="P8" draw:layer="layout" svg:x1="18cm" svg:y1="12cm" svg:x2="10.5cm" svg:y2="6.5cm" draw:start-shape="id9" draw:start-glue-point="1" draw:end-shape="id12" draw:end-glue-point="0" svg:d="M18000 12000h502v-5500h-8002" svg:viewBox="0 0 8003 5501">
          <text:p/>
        </draw:connector>
      </draw:page>
      <draw:page draw:name="page2" draw:style-name="dp1" draw:master-page-name="Default">
        <draw:frame draw:style-name="gr12" draw:text-style-name="P9" draw:layer="layout" svg:width="13.8cm" svg:height="1cm" svg:x="3.8cm" svg:y="1cm">
          <draw:text-box>
            <text:p text:style-name="P1"><text:span text:style-name="T3">Initialisation des modules esclaves</text:span></text:p>
          </draw:text-box>
        </draw:frame>
        <draw:custom-shape draw:style-name="gr13" draw:text-style-name="P2" xml:id="id15" draw:id="id15" draw:layer="layout" svg:width="7cm" svg:height="1.999cm" svg:x="7cm" svg:y="3.001cm">
          <text:p text:style-name="P1"><text:span text:style-name="T1">Envoie d’une requêtre d’auto-assignation d’identité aux modules esclav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13" draw:id="id13" draw:layer="layout" svg:width="7cm" svg:height="3cm" svg:x="7cm" svg:y="8cm">
          <text:p text:style-name="P1"><text:span text:style-name="T5">Nombre de réponses</text:span></text:p>
          <text:p text:style-name="P1"><text:span text:style-name="T5"><text:s/></text:span><text:span text:style-name="T5">!= Nombre de module esclave</text:span></text:p>
          <text:p text:style-name="P1"><text:span text:style-name="T5"><text:s/></text:span><text:span text:style-name="T5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4" draw:id="id14" draw:layer="layout" svg:width="3cm" svg:height="1cm" svg:x="16.009cm" svg:y="9.0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9.5cm" svg:x2="16.009cm" svg:y2="9.501cm" draw:start-shape="id13" draw:start-glue-point="7" draw:end-shape="id14" draw:end-glue-point="3" svg:d="M14000 9500h1005v1h1004" svg:viewBox="0 0 2010 2">
          <text:p/>
        </draw:connector>
        <draw:connector draw:style-name="gr11" draw:text-style-name="P8" draw:layer="layout" svg:x1="19.009cm" svg:y1="9.501cm" svg:x2="14cm" svg:y2="4cm" draw:start-shape="id14" draw:start-glue-point="1" draw:end-shape="id15" draw:end-glue-point="1" svg:d="M19009 9501h502v-5501h-5511" svg:viewBox="0 0 5512 5502">
          <text:p/>
        </draw:connector>
        <draw:frame draw:style-name="gr9" draw:text-style-name="P6" draw:layer="layout" svg:width="1.491cm" svg:height="0.599cm" svg:x="14.509cm" svg:y="8.7cm">
          <draw:text-box>
            <text:p><text:span text:style-name="T1">Oui</text:span></text:p>
          </draw:text-box>
        </draw:frame>
        <draw:custom-shape draw:style-name="gr1" draw:text-style-name="P2" xml:id="id18" draw:id="id18" draw:layer="layout" svg:width="7cm" svg:height="1cm" svg:x="7cm" svg:y="20cm">
          <text:p text:style-name="P1"><text:span text:style-name="T1">Envoie les limites</text:span></text:p>
          <text:p text:style-name="P1"><text:span text:style-name="T1"><text:s/></text:span><text:span text:style-name="T1">aux modules esclave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11cm" svg:x2="10.5cm" svg:y2="11.9cm" draw:start-shape="id13" draw:start-glue-point="6" draw:end-shape="id16" draw:end-glue-point="0" svg:d="M10500 11000v900" svg:viewBox="0 0 1 901">
          <text:p/>
        </draw:connector>
        <draw:custom-shape draw:style-name="gr1" draw:text-style-name="P2" xml:id="id17" draw:id="id17" draw:layer="layout" svg:width="7cm" svg:height="1cm" svg:x="7cm" svg:y="6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5cm" svg:x2="10.5cm" svg:y2="6cm" draw:start-shape="id15" draw:start-glue-point="2" draw:end-shape="id17" draw:end-glue-point="0" svg:d="M10500 5000v1000" svg:viewBox="0 0 1 1001">
          <text:p/>
        </draw:connector>
        <draw:connector draw:style-name="gr6" draw:text-style-name="P4" draw:layer="layout" svg:x1="10.5cm" svg:y1="7cm" svg:x2="10.5cm" svg:y2="8cm" draw:start-shape="id17" draw:start-glue-point="2" draw:end-shape="id13" draw:end-glue-point="4" svg:d="M10500 7000v1000" svg:viewBox="0 0 1 1001">
          <text:p/>
        </draw:connector>
        <draw:frame draw:style-name="gr9" draw:text-style-name="P6" draw:layer="layout" svg:width="1.291cm" svg:height="0.599cm" svg:x="10.809cm" svg:y="11.102cm">
          <draw:text-box>
            <text:p><text:span text:style-name="T1">Non</text:span></text:p>
          </draw:text-box>
        </draw:frame>
        <draw:custom-shape draw:style-name="gr1" draw:text-style-name="P2" xml:id="id20" draw:id="id20" draw:layer="layout" svg:width="7cm" svg:height="1cm" svg:x="7cm" svg:y="24cm">
          <text:p text:style-name="P1"><text:span text:style-name="T1">Envoie la consigne</text:span></text:p>
          <text:p text:style-name="P1"><text:span text:style-name="T1"><text:s/></text:span><text:span text:style-name="T1">de dép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7cm" svg:height="1cm" svg:x="7cm" svg:y="22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21cm" svg:x2="10.5cm" svg:y2="22cm" draw:start-shape="id18" draw:start-glue-point="2" draw:end-shape="id19" draw:end-glue-point="0" svg:d="M10500 21000v1000" svg:viewBox="0 0 1 1001">
          <text:p/>
        </draw:connector>
        <draw:connector draw:style-name="gr6" draw:text-style-name="P4" draw:layer="layout" svg:x1="10.5cm" svg:y1="23cm" svg:x2="10.5cm" svg:y2="24cm" draw:start-shape="id19" draw:start-glue-point="2" draw:end-shape="id20" draw:end-glue-point="0" svg:d="M10500 23000v1000" svg:viewBox="0 0 1 1001">
          <text:p/>
        </draw:connector>
        <draw:custom-shape draw:style-name="gr1" draw:text-style-name="P2" xml:id="id21" draw:id="id21" draw:layer="layout" svg:width="7cm" svg:height="1cm" svg:x="7cm" svg:y="25.89cm">
          <text:p text:style-name="P1"><text:span text:style-name="T1">Attend un </text:span></text:p>
          <text:p text:style-name="P1"><text:span text:style-name="T1">accusé réceptio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25cm" svg:x2="10.5cm" svg:y2="25.89cm" draw:start-shape="id20" draw:start-glue-point="2" draw:end-shape="id21" draw:end-glue-point="0" svg:d="M10500 25000v890" svg:viewBox="0 0 1 891">
          <text:p/>
        </draw:connector>
        <draw:custom-shape draw:style-name="gr15" draw:text-style-name="P2" xml:id="id16" draw:id="id16" draw:layer="layout" svg:width="7cm" svg:height="1.1cm" svg:x="7cm" svg:y="11.9cm">
          <text:p text:style-name="P1"><text:span text:style-name="T1">Envoie d’une requêtre pour connaitre le nb de modu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7cm" svg:height="1cm" svg:x="7cm" svg:y="14cm">
          <text:p text:style-name="P1"><text:span text:style-name="T1">Attend la réponse des</text:span></text:p>
          <text:p text:style-name="P1"><text:span text:style-name="T1">modules esclaves 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13cm" svg:x2="10.5cm" svg:y2="14cm" draw:start-shape="id16" draw:start-glue-point="2" draw:end-shape="id22" draw:end-glue-point="0" svg:d="M10500 13000v1000" svg:viewBox="0 0 1 1001">
          <text:p/>
        </draw:connector>
        <draw:custom-shape draw:style-name="gr14" draw:text-style-name="P10" xml:id="id23" draw:id="id23" draw:layer="layout" svg:width="7cm" svg:height="3cm" svg:x="7cm" svg:y="16cm">
          <text:p text:style-name="P1"><text:span text:style-name="T5">Nombre de lecture valide</text:span></text:p>
          <text:p text:style-name="P1"><text:span text:style-name="T5"><text:s/></text:span><text:span text:style-name="T5">!= Nombre de module</text:span></text:p>
          <text:p text:style-name="P1"><text:span text:style-name="T5"><text:s/></text:span><text:span text:style-name="T5">prédéfini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.5cm" svg:y1="15cm" svg:x2="10.5cm" svg:y2="16cm" draw:start-shape="id22" draw:start-glue-point="2" draw:end-shape="id23" draw:end-glue-point="4" svg:d="M10500 15000v1000" svg:viewBox="0 0 1 1001">
          <text:p/>
        </draw:connector>
        <draw:custom-shape draw:style-name="gr4" draw:text-style-name="P3" xml:id="id24" draw:id="id24" draw:layer="layout" svg:width="3cm" svg:height="1cm" svg:x="16.01cm" svg:y="17.002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17.5cm" svg:x2="16.01cm" svg:y2="17.502cm" draw:start-shape="id23" draw:start-glue-point="7" draw:end-shape="id24" draw:end-glue-point="3" svg:d="M14000 17500h1006v2h1004" svg:viewBox="0 0 2011 3">
          <text:p/>
        </draw:connector>
        <draw:frame draw:style-name="gr9" draw:text-style-name="P6" draw:layer="layout" svg:width="1.6cm" svg:height="0.599cm" svg:x="10.7cm" svg:y="19.101cm">
          <draw:text-box>
            <text:p><text:span text:style-name="T1">Non</text:span></text:p>
          </draw:text-box>
        </draw:frame>
        <draw:frame draw:style-name="gr9" draw:text-style-name="P6" draw:layer="layout" svg:width="1.3cm" svg:height="0.599cm" svg:x="14.1cm" svg:y="16.701cm">
          <draw:text-box>
            <text:p><text:span text:style-name="T1">Oui</text:span></text:p>
          </draw:text-box>
        </draw:frame>
        <draw:connector draw:style-name="gr6" draw:text-style-name="P4" draw:layer="layout" svg:x1="10.5cm" svg:y1="19cm" svg:x2="10.5cm" svg:y2="20cm" draw:start-shape="id23" draw:start-glue-point="6" draw:end-shape="id18" draw:end-glue-point="0" svg:d="M10500 19000v1000" svg:viewBox="0 0 1 1001">
          <text:p/>
        </draw:connector>
        <draw:connector draw:style-name="gr6" draw:text-style-name="P4" draw:layer="layout" svg:x1="19.01cm" svg:y1="17.502cm" svg:x2="14cm" svg:y2="4cm" draw:start-shape="id24" draw:start-glue-point="1" draw:end-shape="id15" draw:end-glue-point="1" svg:d="M19010 17502h502v-13502h-5512" svg:viewBox="0 0 5513 13503">
          <text:p/>
        </draw:connector>
      </draw:page>
      <draw:page draw:name="page3" draw:style-name="dp1" draw:master-page-name="Default">
        <draw:custom-shape draw:style-name="gr1" draw:text-style-name="P7" xml:id="id25" draw:id="id25" draw:layer="layout" svg:width="7cm" svg:height="1cm" svg:x="7cm" svg:y="3cm">
          <text:p text:style-name="P1"><text:span text:style-name="T4">Reçoit la lecture de tension</text:span></text:p>
          <text:p text:style-name="P1"><text:span text:style-name="T4"><text:s/></text:span><text:span text:style-name="T4">des modules escla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7cm" svg:height="2cm" svg:x="7cm" svg:y="5cm">
          <text:p text:style-name="P1"><text:span text:style-name="T1">Tension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7" draw:id="id27" draw:layer="layout" svg:width="7cm" svg:height="1cm" svg:x="7cm" svg:y="8cm">
          <text:p text:style-name="P1"><text:span text:style-name="T1">Active la précharge du contacteur MPPT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7cm" svg:height="1cm" svg:x="7cm" svg:y="12cm">
          <text:p text:style-name="P1"><text:span text:style-name="T1">Reçoit la lecture </text:span></text:p>
          <text:p text:style-name="P1"><text:span text:style-name="T1">de coura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8" draw:id="id28" draw:layer="layout" svg:width="7cm" svg:height="1cm" svg:x="7cm" svg:y="10cm">
          <text:p text:style-name="P1"><text:span text:style-name="T1">Attend x secon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30" draw:id="id30" draw:layer="layout" svg:width="7cm" svg:height="2.001cm" svg:x="7cm" svg:y="14cm">
          <text:p text:style-name="P1"><text:span text:style-name="T1">Courant &gt; limi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2" draw:id="id32" draw:layer="layout" svg:width="3cm" svg:height="1cm" svg:x="15.9cm" svg:y="14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31" draw:id="id31" draw:layer="layout" svg:width="7cm" svg:height="1cm" svg:x="7cm" svg:y="17cm">
          <text:p text:style-name="P1"><text:span text:style-name="T1">Enclenche le contacteur MPPT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4cm" svg:x2="10.5cm" svg:y2="5cm" draw:start-shape="id25" draw:start-glue-point="2" draw:end-shape="id26" draw:end-glue-point="4" svg:d="M10500 4000v1000" svg:viewBox="0 0 1 1001">
          <text:p/>
        </draw:connector>
        <draw:connector draw:style-name="gr6" draw:text-style-name="P4" draw:layer="layout" svg:x1="10.5cm" svg:y1="7cm" svg:x2="10.5cm" svg:y2="8cm" draw:end-shape="id27" draw:end-glue-point="0" svg:d="M10500 7000v1000" svg:viewBox="0 0 1 1001">
          <text:p/>
        </draw:connector>
        <draw:connector draw:style-name="gr6" draw:text-style-name="P4" draw:layer="layout" svg:x1="10.5cm" svg:y1="9cm" svg:x2="10.5cm" svg:y2="10cm" draw:start-shape="id27" draw:start-glue-point="2" draw:end-shape="id28" draw:end-glue-point="0" svg:d="M10500 9000v1000" svg:viewBox="0 0 1 1001">
          <text:p/>
        </draw:connector>
        <draw:connector draw:style-name="gr6" draw:text-style-name="P4" draw:layer="layout" svg:x1="10.5cm" svg:y1="11cm" svg:x2="10.5cm" svg:y2="12cm" draw:start-shape="id28" draw:start-glue-point="2" draw:end-shape="id29" draw:end-glue-point="0" svg:d="M10500 11000v1000" svg:viewBox="0 0 1 1001">
          <text:p/>
        </draw:connector>
        <draw:connector draw:style-name="gr6" draw:text-style-name="P4" draw:layer="layout" svg:x1="10.5cm" svg:y1="13cm" svg:x2="10.5cm" svg:y2="14cm" draw:start-shape="id29" draw:start-glue-point="2" draw:end-shape="id30" draw:end-glue-point="4" svg:d="M10500 13000v1000" svg:viewBox="0 0 1 1001">
          <text:p/>
        </draw:connector>
        <draw:connector draw:style-name="gr6" draw:text-style-name="P4" draw:layer="layout" svg:x1="10.5cm" svg:y1="16.001cm" svg:x2="10.5cm" svg:y2="17cm" draw:start-shape="id30" draw:start-glue-point="6" draw:end-shape="id31" draw:end-glue-point="0" svg:d="M10500 16001v999" svg:viewBox="0 0 1 1000">
          <text:p/>
        </draw:connector>
        <draw:connector draw:style-name="gr6" draw:text-style-name="P4" draw:layer="layout" svg:x1="14cm" svg:y1="15.001cm" svg:x2="15.9cm" svg:y2="15cm" draw:start-shape="id30" draw:start-glue-point="7" draw:end-shape="id32" draw:end-glue-point="3" svg:d="M14000 15001h951v-1h949" svg:viewBox="0 0 1901 2">
          <text:p/>
        </draw:connector>
        <draw:frame draw:style-name="gr12" draw:text-style-name="P5" draw:layer="layout" svg:width="8.8cm" svg:height="1cm" svg:x="6.1cm" svg:y="1cm">
          <draw:text-box>
            <text:p><text:span text:style-name="T3">Activation des MPPTs</text:span></text:p>
          </draw:text-box>
        </draw:frame>
        <draw:frame draw:style-name="gr8" draw:text-style-name="P6" draw:layer="layout" svg:width="1.4cm" svg:height="0.569cm" svg:x="14cm" svg:y="5.3cm">
          <draw:text-box>
            <text:p><text:span text:style-name="T1">Oui</text:span></text:p>
          </draw:text-box>
        </draw:frame>
        <draw:frame draw:style-name="gr8" draw:text-style-name="P6" draw:layer="layout" svg:width="1.4cm" svg:height="0.569cm" svg:x="14cm" svg:y="14.231cm">
          <draw:text-box>
            <text:p><text:span text:style-name="T1">Oui</text:span></text:p>
          </draw:text-box>
        </draw:frame>
        <draw:frame draw:style-name="gr9" draw:text-style-name="P6" draw:layer="layout" svg:width="1.4cm" svg:height="0.599cm" svg:x="10.5cm" svg:y="7cm">
          <draw:text-box>
            <text:p><text:span text:style-name="T1">Non</text:span></text:p>
          </draw:text-box>
        </draw:frame>
        <draw:frame draw:style-name="gr9" draw:text-style-name="P6" draw:layer="layout" svg:width="1.3cm" svg:height="0.599cm" svg:x="10.7cm" svg:y="16.002cm">
          <draw:text-box>
            <text:p><text:span text:style-name="T1">Non</text:span></text:p>
          </draw:text-box>
        </draw:frame>
        <draw:connector draw:style-name="gr11" draw:text-style-name="P8" draw:layer="layout" svg:x1="18.9cm" svg:y1="15cm" svg:x2="14cm" svg:y2="3.5cm" draw:start-shape="id32" draw:start-glue-point="1" draw:end-shape="id25" draw:end-glue-point="1" svg:d="M18900 15000h502v-11500h-5402" svg:viewBox="0 0 5403 11501">
          <text:p/>
        </draw:connector>
        <draw:custom-shape draw:style-name="gr4" draw:text-style-name="P3" xml:id="id33" draw:id="id33" draw:layer="layout" svg:width="3cm" svg:height="1cm" svg:x="15.901cm" svg:y="5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6" draw:text-style-name="P8" draw:layer="layout" svg:x1="14cm" svg:y1="6cm" svg:x2="15.901cm" svg:y2="6.001cm" draw:start-shape="id26" draw:start-glue-point="7" draw:end-shape="id33" draw:end-glue-point="3" svg:d="M14000 6000h951v1h950" svg:viewBox="0 0 1902 2">
          <text:p/>
        </draw:connector>
        <draw:connector draw:style-name="gr16" draw:text-style-name="P8" draw:layer="layout" svg:x1="18.901cm" svg:y1="6.001cm" svg:x2="14cm" svg:y2="3.5cm" draw:start-shape="id33" draw:start-glue-point="1" draw:end-shape="id25" draw:end-glue-point="1" svg:d="M18901 6001h502v-2501h-5403" svg:viewBox="0 0 5404 2502">
          <text:p/>
        </draw:connector>
      </draw:page>
      <draw:page draw:name="page4" draw:style-name="dp1" draw:master-page-name="Default">
        <draw:custom-shape draw:style-name="gr1" draw:text-style-name="P2" xml:id="id34" draw:id="id34" draw:layer="layout" svg:width="7cm" svg:height="1cm" svg:x="7cm" svg:y="3cm">
          <text:p text:style-name="P1"><text:span text:style-name="T1">Lecture de <text:s/>la </text:span></text:p>
          <text:p text:style-name="P1"><text:span text:style-name="T1">températur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4cm" svg:x2="10.5cm" svg:y2="5cm" draw:start-shape="id34" draw:start-glue-point="2" draw:end-shape="id35" draw:end-glue-point="4" svg:d="M10500 4000v1000" svg:viewBox="0 0 1 1001">
          <text:p/>
        </draw:connector>
        <draw:frame draw:style-name="gr12" draw:text-style-name="P11" draw:layer="layout" svg:width="10.5cm" svg:height="1cm" svg:x="5.1cm" svg:y="1cm">
          <draw:text-box>
            <text:p><text:span text:style-name="T6">Lecture de la température</text:span></text:p>
          </draw:text-box>
        </draw:frame>
        <draw:custom-shape draw:style-name="gr2" draw:text-style-name="P10" xml:id="id35" draw:id="id35" draw:layer="layout" svg:width="7cm" svg:height="2cm" svg:x="7cm" svg:y="5cm">
          <text:p text:style-name="P1"><text:span text:style-name="T5">Température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6" draw:layer="layout" svg:width="1.5cm" svg:height="0.599cm" svg:x="10.8cm" svg:y="9.9cm">
          <draw:text-box>
            <text:p><text:span text:style-name="T1">Non</text:span></text:p>
          </draw:text-box>
        </draw:frame>
        <draw:custom-shape draw:style-name="gr4" draw:text-style-name="P3" xml:id="id36" draw:id="id36" draw:layer="layout" svg:width="3cm" svg:height="1cm" svg:x="15.5cm" svg:y="5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6cm" svg:x2="15.5cm" svg:y2="6cm" draw:start-shape="id35" draw:start-glue-point="7" draw:end-shape="id36" draw:end-glue-point="3" svg:d="M14000 6000h1500" svg:viewBox="0 0 1501 1">
          <text:p/>
        </draw:connector>
        <draw:connector draw:style-name="gr11" draw:text-style-name="P8" draw:layer="layout" svg:x1="18.5cm" svg:y1="6cm" svg:x2="14cm" svg:y2="3.5cm" draw:start-shape="id36" draw:start-glue-point="1" draw:end-shape="id34" draw:end-glue-point="1" svg:d="M18500 6000h502v-2500h-5002" svg:viewBox="0 0 5003 2501">
          <text:p/>
        </draw:connector>
        <draw:frame draw:style-name="gr9" draw:text-style-name="P6" draw:layer="layout" svg:width="1.5cm" svg:height="0.599cm" svg:x="14cm" svg:y="4.901cm">
          <draw:text-box>
            <text:p><text:span text:style-name="T1">Oui</text:span></text:p>
          </draw:text-box>
        </draw:frame>
        <draw:custom-shape draw:style-name="gr1" draw:text-style-name="P2" xml:id="id37" draw:id="id37" draw:layer="layout" svg:width="7cm" svg:height="1cm" svg:x="7cm" svg:y="11cm">
          <text:p text:style-name="P1"><text:span text:style-name="T1">Met à jour la base 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502cm" svg:y1="10.002cm" svg:x2="10.5cm" svg:y2="11cm" draw:end-shape="id37" draw:end-glue-point="0" svg:d="M10502 10002v249h-2v749" svg:viewBox="0 0 3 999">
          <text:p/>
        </draw:connector>
        <draw:custom-shape draw:style-name="gr2" draw:text-style-name="P10" xml:id="id38" draw:id="id38" draw:layer="layout" svg:width="7cm" svg:height="2cm" svg:x="7cm" svg:y="8.002cm">
          <text:p text:style-name="P1"><text:span text:style-name="T5">Température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39" draw:id="id39" draw:layer="layout" svg:width="3cm" svg:height="1cm" svg:x="15.501cm" svg:y="8.501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9.002cm" svg:x2="15.501cm" svg:y2="9.001cm" draw:start-shape="id38" draw:start-glue-point="7" draw:end-shape="id39" draw:end-glue-point="3" svg:d="M14000 9002h751v-1h750" svg:viewBox="0 0 1502 2">
          <text:p/>
        </draw:connector>
        <draw:frame draw:style-name="gr9" draw:text-style-name="P6" draw:layer="layout" svg:width="1.4cm" svg:height="0.599cm" svg:x="14cm" svg:y="8.1cm">
          <draw:text-box>
            <text:p><text:span text:style-name="T1">Oui</text:span></text:p>
          </draw:text-box>
        </draw:frame>
        <draw:connector draw:style-name="gr6" draw:text-style-name="P4" draw:layer="layout" svg:x1="10.5cm" svg:y1="7cm" svg:x2="10.5cm" svg:y2="8.002cm" draw:start-shape="id35" draw:start-glue-point="6" draw:end-shape="id38" draw:end-glue-point="4" svg:d="M10500 7000v1002" svg:viewBox="0 0 1 1003">
          <text:p/>
        </draw:connector>
        <draw:connector draw:style-name="gr16" draw:text-style-name="P8" draw:layer="layout" svg:x1="18.501cm" svg:y1="9.001cm" svg:x2="14cm" svg:y2="3.5cm" draw:start-shape="id39" draw:start-glue-point="1" draw:end-shape="id34" draw:end-glue-point="1" svg:d="M18501 9001h502v-5501h-5003" svg:viewBox="0 0 5004 5502">
          <text:p/>
        </draw:connector>
        <draw:connector draw:style-name="gr16" draw:text-style-name="P8" draw:layer="layout" draw:line-skew="-1.499cm" svg:x1="7cm" svg:y1="11.5cm" svg:x2="7cm" svg:y2="3.5cm" draw:start-shape="id37" draw:start-glue-point="3" draw:end-shape="id34" draw:end-glue-point="3" svg:d="M7000 11500h-2000v-8000h2000" svg:viewBox="0 0 2001 8001">
          <text:p/>
        </draw:connector>
        <draw:frame draw:style-name="gr9" draw:text-style-name="P6" draw:layer="layout" svg:width="1.5cm" svg:height="0.599cm" svg:x="10.8cm" svg:y="7.101cm">
          <draw:text-box>
            <text:p><text:span text:style-name="T1">Non</text:span></text:p>
          </draw:text-box>
        </draw:frame>
      </draw:page>
      <draw:page draw:name="page5" draw:style-name="dp1" draw:master-page-name="Default">
        <draw:custom-shape draw:style-name="gr17" draw:text-style-name="P2" xml:id="id40" draw:id="id40" draw:layer="layout" svg:width="7cm" svg:height="1.2cm" svg:x="7cm" svg:y="3cm">
          <text:p text:style-name="P1"><text:span text:style-name="T1">Reçoit la lecture de tension de la batterie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5cm" svg:y1="4.2cm" svg:x2="10.5cm" svg:y2="5.001cm" draw:start-shape="id40" draw:start-glue-point="2" draw:end-shape="id41" draw:end-glue-point="4" svg:d="M10500 4200v801" svg:viewBox="0 0 1 802">
          <text:p/>
        </draw:connector>
        <draw:frame draw:style-name="gr12" draw:text-style-name="P5" draw:layer="layout" svg:width="13.7cm" svg:height="1cm" svg:x="4.5cm" svg:y="0.9cm">
          <draw:text-box>
            <text:p><text:span text:style-name="T3">Lecture de la tension de la batterie</text:span></text:p>
          </draw:text-box>
        </draw:frame>
        <draw:custom-shape draw:style-name="gr2" draw:text-style-name="P12" xml:id="id41" draw:id="id41" draw:layer="layout" svg:width="7cm" svg:height="2cm" svg:x="7cm" svg:y="5.001cm">
          <text:p text:style-name="P1"><text:span text:style-name="T7">Tension &lt; Limite m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1.5cm" svg:height="0.7cm" svg:x="10.7cm" svg:y="7.2cm">
          <draw:text-box>
            <text:p><text:span text:style-name="T1">Non</text:span></text:p>
          </draw:text-box>
        </draw:frame>
        <draw:custom-shape draw:style-name="gr4" draw:text-style-name="P3" xml:id="id42" draw:id="id42" draw:layer="layout" svg:width="3cm" svg:height="1cm" svg:x="15cm" svg:y="5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6.001cm" svg:x2="15cm" svg:y2="6cm" draw:start-shape="id41" draw:start-glue-point="7" draw:end-shape="id42" draw:end-glue-point="3" svg:d="M14000 6001h501v-1h499" svg:viewBox="0 0 1001 2">
          <text:p/>
        </draw:connector>
        <draw:connector draw:style-name="gr11" draw:text-style-name="P8" draw:layer="layout" svg:x1="18cm" svg:y1="6cm" svg:x2="14cm" svg:y2="3.6cm" draw:start-shape="id42" draw:start-glue-point="1" draw:end-shape="id40" draw:end-glue-point="1" svg:d="M18000 6000h502v-2400h-4502" svg:viewBox="0 0 4503 2401">
          <text:p/>
        </draw:connector>
        <draw:frame draw:style-name="gr9" draw:text-style-name="P6" draw:layer="layout" svg:width="1.2cm" svg:height="0.599cm" svg:x="13.8cm" svg:y="5.1cm">
          <draw:text-box>
            <text:p><text:span text:style-name="T1">Oui</text:span></text:p>
          </draw:text-box>
        </draw:frame>
        <draw:custom-shape draw:style-name="gr2" draw:text-style-name="P12" xml:id="id43" draw:id="id43" draw:layer="layout" svg:width="7cm" svg:height="2cm" svg:x="7cm" svg:y="8.001cm">
          <text:p text:style-name="P1"><text:span text:style-name="T7">Tension &gt; Limite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6" draw:layer="layout" svg:width="1.499cm" svg:height="0.7cm" svg:x="10.701cm" svg:y="10.2cm">
          <draw:text-box>
            <text:p><text:span text:style-name="T1">Non</text:span></text:p>
          </draw:text-box>
        </draw:frame>
        <draw:custom-shape draw:style-name="gr4" draw:text-style-name="P3" xml:id="id44" draw:id="id44" draw:layer="layout" svg:width="3cm" svg:height="1cm" svg:x="15.001cm" svg:y="8.5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8" draw:layer="layout" svg:x1="14cm" svg:y1="9.001cm" svg:x2="15.001cm" svg:y2="9cm" draw:start-shape="id43" draw:start-glue-point="7" draw:end-shape="id44" draw:end-glue-point="3" svg:d="M14000 9001h501v-1h500" svg:viewBox="0 0 1002 2">
          <text:p/>
        </draw:connector>
        <draw:frame draw:style-name="gr9" draw:text-style-name="P6" draw:layer="layout" svg:width="1.3cm" svg:height="0.599cm" svg:x="13.8cm" svg:y="7.9cm">
          <draw:text-box>
            <text:p><text:span text:style-name="T1">Oui</text:span></text:p>
          </draw:text-box>
        </draw:frame>
        <draw:connector draw:style-name="gr6" draw:text-style-name="P4" draw:layer="layout" svg:x1="10.5cm" svg:y1="7.001cm" svg:x2="10.5cm" svg:y2="8.001cm" draw:start-shape="id41" draw:start-glue-point="6" draw:end-shape="id43" draw:end-glue-point="4" svg:d="M10500 7001v1000" svg:viewBox="0 0 1 1001">
          <text:p/>
        </draw:connector>
        <draw:connector draw:style-name="gr11" draw:text-style-name="P8" draw:layer="layout" svg:x1="18.001cm" svg:y1="9cm" svg:x2="14cm" svg:y2="3.6cm" draw:start-shape="id44" draw:start-glue-point="1" draw:end-shape="id40" draw:end-glue-point="1" svg:d="M18001 9000h502v-5400h-4503" svg:viewBox="0 0 4504 5401">
          <text:p/>
        </draw:connector>
        <draw:custom-shape draw:style-name="gr1" draw:text-style-name="P2" xml:id="id45" draw:id="id45" draw:layer="layout" svg:width="7cm" svg:height="1cm" svg:x="7cm" svg:y="11cm">
          <text:p text:style-name="P1"><text:span text:style-name="T1">Met à jour la base de données </text:span></text:p>
          <draw:enhanced-geometry svg:viewBox="0 0 21600 21600" draw:type="rectangle" draw:enhanced-path="M 0 0 L 21600 0 21600 21600 0 21600 0 0 Z N"/>
        </draw:custom-shape>
        <draw:connector draw:style-name="gr16" draw:text-style-name="P8" draw:layer="layout" svg:x1="10.5cm" svg:y1="10.001cm" svg:x2="10.5cm" svg:y2="11cm" draw:start-shape="id43" draw:start-glue-point="6" draw:end-shape="id45" draw:end-glue-point="0" svg:d="M10500 10001v999" svg:viewBox="0 0 1 1000">
          <text:p/>
        </draw:connector>
        <draw:connector draw:style-name="gr16" draw:text-style-name="P8" draw:layer="layout" draw:line-skew="-1.499cm" svg:x1="7cm" svg:y1="11.5cm" svg:x2="7cm" svg:y2="3.6cm" draw:start-shape="id45" draw:start-glue-point="3" draw:end-shape="id40" draw:end-glue-point="3" svg:d="M7000 11500h-2000v-7900h2000" svg:viewBox="0 0 2001 7901">
          <text:p/>
        </draw:connector>
        <draw:custom-shape draw:style-name="gr1" draw:text-style-name="P2" xml:id="id46" draw:id="id46" draw:layer="layout" svg:width="7cm" svg:height="1cm" svg:x="7.1cm" svg:y="14.7cm">
          <text:p text:style-name="P1"><text:span text:style-name="T1">Recoit un signal</text:span></text:p>
          <text:p text:style-name="P1"><text:span text:style-name="T1">d’err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7cm" svg:height="1cm" svg:x="7.1cm" svg:y="16.7cm">
          <text:p text:style-name="P1"><text:span text:style-name="T1">Ouvre le contacteur </text:span></text:p>
          <text:p text:style-name="P1"><text:span text:style-name="T1">principal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8" draw:id="id48" draw:layer="layout" svg:width="7cm" svg:height="1cm" svg:x="7.1cm" svg:y="24.7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6cm" svg:y1="15.7cm" svg:x2="10.6cm" svg:y2="16.7cm" draw:start-shape="id46" draw:start-glue-point="2" draw:end-shape="id47" draw:end-glue-point="0" svg:d="M10600 15700v1000" svg:viewBox="0 0 1 1001">
          <text:p/>
        </draw:connector>
        <draw:connector draw:style-name="gr6" draw:text-style-name="P4" draw:layer="layout" svg:x1="10.6cm" svg:y1="17.7cm" svg:x2="10.6cm" svg:y2="18.7cm" draw:start-shape="id47" draw:start-glue-point="2" svg:d="M10600 17700v1000" svg:viewBox="0 0 1 1001">
          <text:p/>
        </draw:connector>
        <draw:connector draw:style-name="gr6" draw:text-style-name="P4" draw:layer="layout" svg:x1="10.6cm" svg:y1="23.7cm" svg:x2="10.6cm" svg:y2="24.7cm" draw:end-shape="id48" draw:end-glue-point="0" svg:d="M10600 23700v1000" svg:viewBox="0 0 1 1001">
          <text:p/>
        </draw:connector>
        <draw:frame draw:style-name="gr12" draw:text-style-name="P11" draw:layer="layout" svg:width="8.1cm" svg:height="1cm" svg:x="6.7cm" svg:y="12.7cm">
          <draw:text-box>
            <text:p><text:span text:style-name="T6">Gestion des erreurs</text:span></text:p>
          </draw:text-box>
        </draw:frame>
        <draw:custom-shape draw:style-name="gr1" draw:text-style-name="P2" xml:id="id49" draw:id="id49" draw:layer="layout" svg:width="7cm" svg:height="1cm" svg:x="7.1cm" svg:y="18.7cm">
          <text:p text:style-name="P1"><text:span text:style-name="T1">Ouvre le contacteur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" draw:id="id50" draw:layer="layout" svg:width="7cm" svg:height="1cm" svg:x="7.1cm" svg:y="20.7cm">
          <text:p text:style-name="P1"><text:span text:style-name="T1">Ouvre le contacteur </text:span></text:p>
          <text:p text:style-name="P1"><text:span text:style-name="T1">principal +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6cm" svg:y1="19.7cm" svg:x2="10.6cm" svg:y2="20.7cm" draw:start-shape="id49" draw:start-glue-point="2" draw:end-shape="id50" draw:end-glue-point="0" svg:d="M10600 19700v1000" svg:viewBox="0 0 1 1001">
          <text:p/>
        </draw:connector>
        <draw:custom-shape draw:style-name="gr1" draw:text-style-name="P2" xml:id="id51" draw:id="id51" draw:layer="layout" svg:width="7cm" svg:height="1cm" svg:x="7.1cm" svg:y="22.7cm">
          <text:p text:style-name="P1"><text:span text:style-name="T1">Allume le </text:span></text:p>
          <text:p text:style-name="P1"><text:span text:style-name="T1">témoin lumineux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.6cm" svg:y1="21.7cm" svg:x2="10.6cm" svg:y2="22.7cm" draw:start-shape="id50" draw:start-glue-point="2" draw:end-shape="id51" draw:end-glue-point="0" svg:d="M10600 21700v1000" svg:viewBox="0 0 1 1001">
          <text:p/>
        </draw:connector>
      </draw:page>
      <draw:page draw:name="page6" draw:style-name="dp1" draw:master-page-name="Default">
        <draw:frame draw:style-name="gr7" draw:text-style-name="P14" draw:layer="layout" svg:width="4.9cm" svg:height="0.962cm" svg:x="8cm" svg:y="18cm">
          <draw:text-box>
            <text:p text:style-name="P13"><text:span text:style-name="T8">Monitoring</text:span></text:p>
          </draw:text-box>
        </draw:frame>
        <draw:custom-shape draw:style-name="gr19" draw:text-style-name="P2" xml:id="id55" draw:id="id55" draw:layer="layout" svg:width="6.9cm" svg:height="1cm" svg:x="6cm" svg:y="19.962cm">
          <text:p text:style-name="P1"><text:span text:style-name="T1">Lecture du status des modules esclav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" draw:id="id53" draw:layer="layout" svg:width="7cm" svg:height="1cm" svg:x="6cm" svg:y="24.962cm">
          <text:p text:style-name="P1"><text:span text:style-name="T1">Met à jour la base 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2" draw:id="id52" draw:layer="layout" svg:width="7cm" svg:height="2cm" svg:x="6cm" svg:y="21.964cm">
          <text:p text:style-name="P1"><text:span text:style-name="T1">Erreur détecté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9.5cm" svg:y1="20.962cm" svg:x2="9.5cm" svg:y2="21.964cm" draw:end-shape="id52" draw:end-glue-point="4" svg:d="M9500 20962v1002" svg:viewBox="0 0 1 1003">
          <text:p/>
        </draw:connector>
        <draw:connector draw:style-name="gr6" draw:text-style-name="P4" draw:layer="layout" svg:x1="9.5cm" svg:y1="23.964cm" svg:x2="9.5cm" svg:y2="24.962cm" draw:start-shape="id52" draw:start-glue-point="6" draw:end-shape="id53" draw:end-glue-point="0" svg:d="M9500 23964v998" svg:viewBox="0 0 1 999">
          <text:p/>
        </draw:connector>
        <draw:custom-shape draw:style-name="gr4" draw:text-style-name="P3" xml:id="id54" draw:id="id54" draw:layer="layout" svg:width="3cm" svg:height="1cm" svg:x="13.901cm" svg:y="22.463cm">
          <text:p text:style-name="P1"><text:span text:style-name="T2">Erreu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4" draw:layer="layout" svg:x1="13cm" svg:y1="22.964cm" svg:x2="13.901cm" svg:y2="22.963cm" draw:start-shape="id52" draw:start-glue-point="7" draw:end-shape="id54" draw:end-glue-point="3" svg:d="M13000 22964h451v-1h450" svg:viewBox="0 0 902 2">
          <text:p/>
        </draw:connector>
        <draw:connector draw:style-name="gr6" draw:text-style-name="P4" xml:id="id56" draw:id="id56" draw:layer="layout" draw:line-skew="5.499cm" svg:x1="13cm" svg:y1="25.462cm" svg:x2="12.9cm" svg:y2="20.462cm" draw:start-shape="id53" draw:start-glue-point="1" draw:end-shape="id55" draw:end-glue-point="1" svg:d="M13000 25462h6000v-5000h-6100" svg:viewBox="0 0 6101 5001">
          <text:p/>
        </draw:connector>
        <draw:connector draw:style-name="gr6" draw:text-style-name="P4" draw:layer="layout" draw:line-skew="-0.918cm" svg:x1="16.891cm" svg:y1="22.964cm" svg:x2="19cm" svg:y2="22.962cm" draw:end-shape="id56" draw:end-glue-point="0" svg:d="M16891 22964h1709v-2h400" svg:viewBox="0 0 2110 3">
          <text:p/>
        </draw:connector>
        <draw:frame draw:style-name="gr9" draw:text-style-name="P6" draw:layer="layout" svg:width="1.4cm" svg:height="0.599cm" svg:x="9.5cm" svg:y="23.963cm">
          <draw:text-box>
            <text:p><text:span text:style-name="T1">Non</text:span></text:p>
          </draw:text-box>
        </draw:frame>
        <draw:frame draw:style-name="gr9" draw:text-style-name="P6" draw:layer="layout" svg:width="1.3cm" svg:height="0.599cm" svg:x="12.7cm" svg:y="21.763cm">
          <draw:text-box>
            <text:p><text:span text:style-name="T1">Oui</text:span></text:p>
          </draw:text-box>
        </draw:frame>
        <draw:custom-shape draw:style-name="gr1" draw:text-style-name="P2" xml:id="id57" draw:id="id57" draw:layer="layout" svg:width="7cm" svg:height="1cm" svg:x="5.8cm" svg:y="5.8cm">
          <text:p text:style-name="P1"><text:span text:style-name="T1">Identifie le contenu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3.7cm" svg:height="0.962cm" svg:x="7.6cm" svg:y="1.8cm">
          <draw:text-box>
            <text:p><text:span text:style-name="T6">CAN RX</text:span></text:p>
          </draw:text-box>
        </draw:frame>
        <draw:custom-shape draw:style-name="gr1" draw:text-style-name="P2" xml:id="id59" draw:id="id59" draw:layer="layout" svg:width="7cm" svg:height="1cm" svg:x="5.8cm" svg:y="3.8cm">
          <text:p text:style-name="P1"><text:span text:style-name="T1">Reçoit un </text:span></text:p>
          <text:p text:style-name="P1"><text:span text:style-name="T1">message CAN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3cm" svg:y1="4.791cm" svg:x2="9.3cm" svg:y2="5.791cm" svg:d="M9300 4791v1000" svg:viewBox="0 0 1 1001">
          <text:p/>
        </draw:connector>
        <draw:custom-shape draw:style-name="gr1" draw:text-style-name="P2" xml:id="id58" draw:id="id58" draw:layer="layout" svg:width="7cm" svg:height="1cm" svg:x="5.8cm" svg:y="7.8cm">
          <text:p text:style-name="P1"><text:span text:style-name="T1">Met à jour la base </text:span></text:p>
          <text:p text:style-name="P1"><text:span text:style-name="T1">de donnée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9.3cm" svg:y1="6.8cm" svg:x2="9.3cm" svg:y2="7.8cm" draw:start-shape="id57" draw:start-glue-point="2" draw:end-shape="id58" draw:end-glue-point="0" svg:d="M9300 6800v1000" svg:viewBox="0 0 1 1001">
          <text:p/>
        </draw:connector>
        <draw:connector draw:style-name="gr6" draw:text-style-name="P1" draw:layer="layout" draw:line-skew="1.499cm" svg:x1="12.8cm" svg:y1="8.3cm" svg:x2="9.3cm" svg:y2="3.8cm" draw:start-shape="id58" draw:start-glue-point="1" draw:end-shape="id59" draw:end-glue-point="0" svg:d="M12800 8300h2000v-5001h-5500v501" svg:viewBox="0 0 5501 5002">
          <text:p/>
        </draw:connector>
        <draw:frame draw:style-name="gr7" draw:text-style-name="P5" draw:layer="layout" svg:width="3.7cm" svg:height="0.962cm" svg:x="7.9cm" svg:y="9.9cm">
          <draw:text-box>
            <text:p><text:span text:style-name="T3">CAN TX</text:span></text:p>
          </draw:text-box>
        </draw:frame>
        <draw:custom-shape draw:style-name="gr20" draw:text-style-name="P2" xml:id="id62" draw:id="id62" draw:layer="layout" svg:width="7cm" svg:height="2cm" svg:x="6.2cm" svg:y="11.9cm">
          <text:p text:style-name="P1"><text:span text:style-name="T1">Lecture de la base de</text:span></text:p>
          <text:p text:style-name="P1"><text:span text:style-name="T1"><text:s/></text:span><text:span text:style-name="T1">données pour les </text:span></text:p>
          <text:p text:style-name="P1"><text:span text:style-name="T1">messages destinés</text:span></text:p>
          <text:p text:style-name="P1"><text:span text:style-name="T1">au bus CAN extern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60" draw:id="id60" draw:layer="layout" svg:width="7cm" svg:height="2cm" svg:x="6.2cm" svg:y="14.9cm">
          <text:p text:style-name="P1"><text:span text:style-name="T1">Envoie des messages sur le bus <text:s/>CAN exter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svg:x1="9.702cm" svg:y1="13.902cm" svg:x2="9.7cm" svg:y2="14.9cm" draw:end-shape="id60" draw:end-glue-point="0" svg:d="M9702 13902v249h-2v749" svg:viewBox="0 0 3 999">
          <text:p/>
        </draw:connector>
        <draw:connector draw:style-name="gr6" draw:text-style-name="P4" draw:layer="layout" svg:x1="13.2cm" svg:y1="15.9cm" svg:x2="16.7cm" svg:y2="14.9cm" draw:start-shape="id60" draw:start-glue-point="1" draw:end-shape="id61" draw:end-glue-point="2" svg:d="M13200 15900h3500v-1000" svg:viewBox="0 0 3501 1001">
          <text:p/>
        </draw:connector>
        <draw:connector draw:style-name="gr16" draw:text-style-name="P8" draw:layer="layout" svg:x1="16.7cm" svg:y1="13.9cm" svg:x2="13.2cm" svg:y2="12.9cm" draw:start-shape="id61" draw:start-glue-point="0" draw:end-shape="id62" draw:end-glue-point="1" svg:d="M16700 13900v-1000h-3500" svg:viewBox="0 0 3501 1001">
          <text:p/>
        </draw:connector>
        <draw:custom-shape draw:style-name="gr21" draw:text-style-name="P2" xml:id="id61" draw:id="id61" draw:layer="layout" svg:width="3cm" svg:height="1cm" svg:x="15.2cm" svg:y="13.9cm">
          <text:p text:style-name="P1"><text:span text:style-name="T1">Délai de x second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02:48.831000000</meta:creation-date>
    <dc:date>2017-06-30T19:08:28.505000000</dc:date>
    <meta:editing-duration>PT2H13M26S</meta:editing-duration>
    <meta:editing-cycles>25</meta:editing-cycles>
    <meta:generator>LibreOffice/5.2.7.2$Windows_x86 LibreOffice_project/2b7f1e640c46ceb28adf43ee075a6e8b8439ed10</meta:generator>
    <meta:document-statistic meta:object-count="162"/>
  </office:meta>
</office:document-meta>
</file>